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4000001986866877B9264745E.png" manifest:media-type="image/png"/>
  <manifest:file-entry manifest:full-path="Pictures/100002010000053C00000140054473B892AD04C3.png" manifest:media-type="image/png"/>
  <manifest:file-entry manifest:full-path="Pictures/100002010000053C000001408E5D82D80F1183A3.png" manifest:media-type="image/png"/>
  <manifest:file-entry manifest:full-path="Pictures/10000201000008C4000009C40F71D391FEA6EB65.png" manifest:media-type="image/png"/>
  <manifest:file-entry manifest:full-path="Pictures/1000020100000704000005BCB00B25DE37C5057F.png" manifest:media-type="image/png"/>
  <manifest:file-entry manifest:full-path="Pictures/10000201000004C0000001A4FE7AB3B0046CCCA8.png" manifest:media-type="image/png"/>
  <manifest:file-entry manifest:full-path="Pictures/10000201000008C4000009C45EB1A51961B330A6.png" manifest:media-type="image/png"/>
  <manifest:file-entry manifest:full-path="Pictures/10000201000009C4000009536080A11A9964A517.png" manifest:media-type="image/png"/>
  <manifest:file-entry manifest:full-path="Pictures/1000020100000704000005BC63422F23F7EF044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ancois One" svg:font-family="'Francois One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ítulo_20_y_20_objetos-title" style:list-style-name="L4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ítulo_20_y_20_objeto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SECTION_5f_HEADER-outline1" style:list-style-name="L6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WO_5f_OBJECTS-title" style:list-style-name="L7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TWO_5f_OBJECTS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TWO_5f_OBJECTS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3" style:family="presentation" style:parent-style-name="TWO_5f_OBJECT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WO_5f_OBJECTS_5f_WITH_5f_TEXT-title" style:list-style-name="L8">
      <style:graphic-properties draw:stroke="none" svg:stroke-width="0cm" draw:fill="solid" draw:fill-color="#ee3968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5" style:family="presentation" style:parent-style-name="TWO_5f_OBJECTS_5f_WITH_5f_TEXT-outline1" style:list-style-name="L6">
      <style:graphic-properties draw:stroke="none" svg:stroke-width="0cm" draw:fill="solid" draw:fill-color="#81b4c4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WO_5f_OBJECTS_5f_WITH_5f_TEXT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7" style:family="presentation" style:parent-style-name="TWO_5f_OBJECTS_5f_WITH_5f_TEXT-outline1" style:list-style-name="L6">
      <style:graphic-properties draw:stroke="none" svg:stroke-width="0cm" draw:fill="solid" draw:fill-color="#eea020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8" style:family="presentation" style:parent-style-name="TWO_5f_OBJECTS_5f_WITH_5f_TEXT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9" style:family="presentation" style:parent-style-name="TWO_5f_OBJECTS_5f_WITH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1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_5f_WITH_5f_CAPTION_5f_TEXT-title" style:list-style-name="L9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4" style:family="presentation" style:parent-style-name="OBJECT_5f_WITH_5f_CAPTION_5f_TEXT-outline1" style:list-style-name="L10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5" style:family="presentation" style:parent-style-name="OBJECT_5f_WITH_5f_CAPTION_5f_TEXT-outline1" style:list-style-name="L1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6" style:family="presentation" style:parent-style-name="OBJECT_5f_WITH_5f_CAPTIO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end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Francois One" fo:font-size="60pt" fo:letter-spacing="normal" fo:font-style="normal" style:text-underline-style="none" fo:font-weight="normal" style:font-name-asian="Francois One" style:font-size-asian="60pt" style:font-style-asian="normal" style:font-weight-asian="normal" style:font-name-complex="Francois One" style:font-size-complex="60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.353cm" fo:margin-bottom="0cm" fo:line-height="90%" fo:text-align="center" fo:text-indent="-1.128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Francois One" fo:font-size="44pt" fo:letter-spacing="normal" fo:font-style="normal" style:text-underline-style="none" fo:font-weight="normal" style:font-name-asian="Francois One" style:font-size-asian="44pt" style:font-style-asian="normal" style:font-weight-asian="normal" style:font-name-complex="Francois One" style:font-size-complex="44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Roboto Light" fo:font-size="28pt" fo:letter-spacing="normal" fo:font-style="normal" style:text-underline-style="none" fo:font-weight="normal" style:font-name-asian="Roboto Light" style:font-size-asian="28pt" style:font-style-asian="normal" style:font-weight-asian="normal" style:font-name-complex="Roboto Light" style:font-size-complex="2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Francois One" fo:font-size="60pt" fo:letter-spacing="normal" fo:font-style="normal" style:text-underline-style="none" fo:font-weight="normal" style:font-name-asian="Francois One" style:font-size-asian="60pt" style:font-style-asian="normal" style:font-weight-asian="normal" style:font-name-complex="Francois One" style:font-size-complex="60pt" style:font-style-complex="normal" style:font-weight-complex="normal"/>
    </style:style>
    <style:style style:name="P7" style:family="paragraph">
      <loext:graphic-properties draw:fill="none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P8" style:family="paragraph">
      <loext:graphic-properties draw:fill="solid" draw:fill-color="#ee3968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Francois One" fo:font-size="44pt" fo:letter-spacing="normal" fo:font-style="normal" style:text-underline-style="none" fo:font-weight="normal" style:font-name-asian="Francois One" style:font-size-asian="44pt" style:font-style-asian="normal" style:font-weight-asian="normal" style:font-name-complex="Francois One" style:font-size-complex="44pt" style:font-style-complex="normal" style:font-weight-complex="normal"/>
    </style:style>
    <style:style style:name="P9" style:family="paragraph">
      <loext:graphic-properties draw:fill="solid" draw:fill-color="#81b4c4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" fo:font-size="24pt" fo:letter-spacing="normal" fo:font-style="normal" style:text-underline-style="none" fo:font-weight="bold" style:font-name-asian="Roboto Light" style:font-size-asian="24pt" style:font-style-asian="normal" style:font-weight-asian="bold" style:font-name-complex="Roboto Light" style:font-size-complex="24pt" style:font-style-complex="normal" style:font-weight-complex="bold"/>
    </style:style>
    <style:style style:name="P10" style:family="paragraph">
      <loext:graphic-properties draw:fill="solid" draw:fill-color="#eea020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" fo:font-size="24pt" fo:letter-spacing="normal" fo:font-style="normal" style:text-underline-style="none" fo:font-weight="bold" style:font-name-asian="Roboto Light" style:font-size-asian="24pt" style:font-style-asian="normal" style:font-weight-asian="bold" style:font-name-complex="Roboto Light" style:font-size-complex="24pt" style:font-style-complex="normal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Francois One" fo:font-size="32pt" fo:letter-spacing="normal" fo:font-style="normal" style:text-underline-style="none" fo:font-weight="normal" style:font-name-asian="Francois One" style:font-size-asian="32pt" style:font-style-asian="normal" style:font-weight-asian="normal" style:font-name-complex="Francois One" style:font-size-complex="32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Roboto Light" fo:font-size="32pt" fo:letter-spacing="normal" fo:font-style="normal" style:text-underline-style="none" fo:font-weight="normal" style:font-name-asian="Roboto Light" style:font-size-asian="32pt" style:font-style-asian="normal" style:font-weight-asian="normal" style:font-name-complex="Roboto Light" style:font-size-complex="32pt" style:font-style-complex="normal" style:font-weight-complex="normal"/>
    </style:style>
    <style:style style:name="P13" style:family="paragraph">
      <loext:graphic-properties draw:fill="none"/>
      <style:paragraph-properties fo:margin-left="1.27cm" fo:margin-right="0cm" fo:margin-top="0.353cm" fo:margin-bottom="0cm" fo:line-height="9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" fo:font-size="16pt" fo:letter-spacing="normal" fo:font-style="normal" style:text-underline-style="none" fo:font-weight="normal" style:font-name-asian="Roboto Light" style:font-size-asian="16pt" style:font-style-asian="normal" style:font-weight-asian="normal" style:font-name-complex="Roboto Light" style:font-size-complex="16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72cm" text:min-label-width="1.19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8;p1" presentation:style-name="pr1" draw:text-style-name="P1" draw:layer="layout" svg:width="25.399cm" svg:height="6.632cm" svg:x="7.546cm" svg:y="2.326cm" presentation:class="title" presentation:placeholder="true" presentation:user-transformed="true">
          <draw:text-box/>
        </draw:frame>
        <draw:frame draw:name="Google Shape;89;p1" presentation:style-name="pr2" draw:text-style-name="P2" draw:layer="layout" svg:width="25.399cm" svg:height="4.598cm" svg:x="7.546cm" svg:y="9.473cm" presentation:class="subtitle" presentation:placeholder="true" presentation:user-transformed="true">
          <draw:text-box/>
        </draw:frame>
        <presentation:notes draw:style-name="dp2">
          <draw:frame draw:name="Google Shape;85;p1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6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Título_20_y_20_objetos">
        <draw:frame draw:name="Google Shape;94;p2" presentation:style-name="pr4" draw:text-style-name="P4" draw:layer="layout" svg:width="27.676cm" svg:height="3.032cm" svg:x="2.482cm" svg:y="1.69cm" presentation:class="title" presentation:placeholder="true" presentation:user-transformed="true">
          <draw:text-box/>
        </draw:frame>
        <draw:frame draw:name="Google Shape;95;p2" presentation:style-name="pr5" draw:text-style-name="P5" draw:layer="layout" svg:width="27.676cm" svg:height="10.31cm" svg:x="2.482cm" svg:y="5.183cm" presentation:class="outline" presentation:placeholder="true" presentation:user-transformed="true">
          <draw:text-box/>
        </draw:frame>
        <presentation:notes draw:style-name="dp2">
          <draw:frame draw:name="Google Shape;91;p2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2;p2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SECTION_5f_HEADER">
        <draw:frame draw:name="Google Shape;100;p3" presentation:style-name="pr7" draw:text-style-name="P6" draw:layer="layout" svg:width="29.209cm" svg:height="7.923cm" svg:x="2.311cm" svg:y="4.108cm" presentation:class="title" presentation:placeholder="true" presentation:user-transformed="true">
          <draw:text-box/>
        </draw:frame>
        <draw:frame draw:name="Google Shape;101;p3" presentation:style-name="pr8" draw:text-style-name="P7" draw:layer="layout" svg:width="29.209cm" svg:height="3.851cm" svg:x="2.311cm" svg:y="12.869cm" presentation:class="outline" presentation:placeholder="true" presentation:user-transformed="true">
          <draw:text-box/>
        </draw:frame>
        <presentation:notes draw:style-name="dp2">
          <draw:frame draw:name="Google Shape;97;p3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8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TWO_5f_OBJECTS" presentation:presentation-page-layout-name="AL2T3">
        <draw:frame draw:name="Google Shape;106;p4" presentation:style-name="pr10" draw:text-style-name="P4" draw:layer="layout" svg:width="29.209cm" svg:height="2.888cm" svg:x="2.328cm" svg:y="1.662cm" presentation:class="title" presentation:placeholder="true" presentation:user-transformed="true">
          <draw:text-box/>
        </draw:frame>
        <draw:frame draw:name="Google Shape;107;p4" presentation:style-name="pr11" draw:text-style-name="P5" draw:layer="layout" svg:width="14.392cm" svg:height="11.138cm" svg:x="2.328cm" svg:y="5.145cm" presentation:class="outline" presentation:placeholder="true" presentation:user-transformed="true">
          <draw:text-box/>
        </draw:frame>
        <draw:frame draw:name="Google Shape;108;p4" presentation:style-name="pr12" draw:text-style-name="P5" draw:layer="layout" svg:width="14.392cm" svg:height="11.138cm" svg:x="17.145cm" svg:y="5.145cm" presentation:class="outline" presentation:placeholder="true" presentation:user-transformed="true">
          <draw:text-box/>
        </draw:frame>
        <presentation:notes draw:style-name="dp2">
          <draw:frame draw:name="Google Shape;103;p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TWO_5f_OBJECTS_5f_WITH_5f_TEXT">
        <draw:frame draw:name="Google Shape;113;p5" presentation:style-name="pr14" draw:text-style-name="P8" draw:layer="layout" svg:width="29.209cm" svg:height="3.681cm" svg:x="2.333cm" svg:y="1.014cm" presentation:class="title" presentation:placeholder="true" presentation:user-transformed="true">
          <draw:text-box/>
        </draw:frame>
        <draw:frame draw:name="Google Shape;114;p5" presentation:style-name="pr15" draw:text-style-name="P9" draw:layer="layout" svg:width="14.326cm" svg:height="2.288cm" svg:x="2.333cm" svg:y="4.67cm" presentation:class="outline" presentation:placeholder="true" presentation:user-transformed="true">
          <draw:text-box/>
        </draw:frame>
        <draw:frame draw:name="Google Shape;115;p5" presentation:style-name="pr16" draw:text-style-name="P5" draw:layer="layout" svg:width="14.326cm" svg:height="9.871cm" svg:x="2.333cm" svg:y="6.959cm" presentation:class="outline" presentation:placeholder="true" presentation:user-transformed="true">
          <draw:text-box/>
        </draw:frame>
        <draw:frame draw:name="Google Shape;116;p5" presentation:style-name="pr17" draw:text-style-name="P10" draw:layer="layout" svg:width="14.397cm" svg:height="2.288cm" svg:x="17.145cm" svg:y="4.67cm" presentation:class="outline" presentation:placeholder="true" presentation:user-transformed="true">
          <draw:text-box/>
        </draw:frame>
        <draw:frame draw:name="Google Shape;117;p5" presentation:style-name="pr18" draw:text-style-name="P5" draw:layer="layout" svg:width="14.397cm" svg:height="9.871cm" svg:x="17.145cm" svg:y="6.959cm" presentation:class="outline" presentation:placeholder="true" presentation:user-transformed="true">
          <draw:text-box/>
        </draw:frame>
        <presentation:notes draw:style-name="dp2">
          <draw:frame draw:name="Google Shape;110;p5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5:notes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TITLE_5f_ONLY" presentation:presentation-page-layout-name="AL3T19">
        <draw:frame draw:name="Google Shape;122;p6" presentation:style-name="pr20" draw:text-style-name="P4" draw:layer="layout" svg:width="29.209cm" svg:height="3.682cm" svg:x="2.328cm" svg:y="1.014cm" presentation:class="title" presentation:placeholder="true" presentation:user-transformed="true">
          <draw:text-box/>
        </draw:frame>
        <presentation:notes draw:style-name="dp2">
          <draw:frame draw:name="Google Shape;119;p6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0;p6:notes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presentation:notes draw:style-name="dp2">
          <draw:frame draw:name="Google Shape;124;p7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p7:notes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OBJECT_5f_WITH_5f_CAPTION_5f_TEXT">
        <draw:frame draw:name="Google Shape;131;p8" presentation:style-name="pr23" draw:text-style-name="P11" draw:layer="layout" svg:width="10.922cm" svg:height="4.444cm" svg:x="2.333cm" svg:y="2.784cm" presentation:class="title" presentation:placeholder="true" presentation:user-transformed="true">
          <draw:text-box/>
        </draw:frame>
        <draw:frame draw:name="Google Shape;132;p8" presentation:style-name="pr24" draw:text-style-name="P12" draw:layer="layout" svg:width="17.144cm" svg:height="13.537cm" svg:x="14.398cm" svg:y="4.257cm" presentation:class="outline" presentation:placeholder="true" presentation:user-transformed="true">
          <draw:text-box/>
        </draw:frame>
        <draw:frame draw:name="Google Shape;133;p8" presentation:style-name="pr25" draw:text-style-name="P13" draw:layer="layout" svg:width="10.922cm" svg:height="10.587cm" svg:x="2.333cm" svg:y="7.229cm" presentation:class="outline" presentation:placeholder="true" presentation:user-transformed="true">
          <draw:text-box/>
        </draw:frame>
        <presentation:notes draw:style-name="dp2">
          <draw:frame draw:name="Google Shape;128;p8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p8:notes" draw:style-name="gr1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ancois One" svg:font-family="'Francois One'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/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shrink-to-fit" style:shrink-to-fit="true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5e3f5e" draw:stroke-linejoin="miter" draw:fill="solid" draw:fill-color="#ee396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1cm, 0.242cm, 0.448cm, 0.365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ee396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05cm, 0.23cm, 0.981cm, 0.23cm)" draw:image-opacity="100%" style:mirror="none"/>
    </style:style>
    <style:style style:name="Mgr8" style:family="graphic" style:parent-style-name="standard">
      <style:graphic-properties draw:stroke="none" svg:stroke-width="0cm" draw:fill="solid" draw:fill-color="#eea02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81b4c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27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8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WO_5f_OBJECTS_5f_WITH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6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396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ea02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81b4c4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2;p10" draw:style-name="Mgr3" draw:text-style-name="MP5" draw:layer="backgroundobjects" svg:width="33.866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10" draw:style-name="Mgr4" draw:text-style-name="MP6" draw:layer="backgroundobjects" svg:width="33.866cm" svg:height="19.049cm" svg:x="0cm" svg:y="0cm">
        <draw:image xlink:href="Pictures/1000020100000704000005BC63422F23F7EF0448.png" xlink:type="simple" xlink:show="embed" xlink:actuate="onLoad">
          <text:p/>
        </draw:image>
      </draw:frame>
      <draw:frame draw:name="Google Shape;14;p10" presentation:style-name="TITLE-title" draw:layer="backgroundobjects" svg:width="25.399cm" svg:height="6.631cm" svg:x="7.546cm" svg:y="2.326cm" presentation:class="title" presentation:placeholder="true" presentation:user-transformed="true">
        <draw:text-box/>
      </draw:frame>
      <draw:frame draw:name="Google Shape;16;p10" draw:style-name="Mgr5" draw:text-style-name="MP6" draw:layer="backgroundobjects" svg:width="8.458cm" svg:height="2.921cm" svg:x="4.133cm" svg:y="15.421cm">
        <draw:image xlink:href="Pictures/10000201000004C0000001A4FE7AB3B0046CCCA8.png" xlink:type="simple" xlink:show="embed" xlink:actuate="onLoad">
          <text:p/>
        </draw:image>
      </draw:frame>
      <draw:frame draw:name="Google Shape;17;p10" draw:style-name="Mgr5" draw:text-style-name="MP6" draw:layer="backgroundobjects" svg:width="2.942cm" svg:height="2.81cm" svg:x="1.19cm" svg:y="15.476cm">
        <draw:image xlink:href="Pictures/10000201000009C4000009536080A11A9964A517.png" xlink:type="simple" xlink:show="embed" xlink:actuate="onLoad">
          <text:p/>
        </draw:image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Google Shape;19;p11" draw:style-name="Mgr6" draw:text-style-name="MP5" draw:layer="backgroundobjects" svg:width="33.866cm" svg:height="2.349cm" svg:x="0cm" svg:y="16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11" draw:style-name="Mgr7" draw:text-style-name="MP6" draw:layer="backgroundobjects" svg:width="33.866cm" svg:height="19.049cm" svg:x="0cm" svg:y="0cm">
        <draw:image xlink:href="Pictures/1000020100000704000005BCB00B25DE37C5057F.png" xlink:type="simple" xlink:show="embed" xlink:actuate="onLoad">
          <text:p/>
        </draw:image>
      </draw:frame>
      <draw:frame draw:name="Google Shape;21;p11" presentation:style-name="Título_20_y_20_objetos-title" draw:layer="backgroundobjects" svg:width="27.676cm" svg:height="3.032cm" svg:x="2.482cm" svg:y="1.69cm" presentation:class="title" presentation:placeholder="true" presentation:user-transformed="true">
        <draw:text-box/>
      </draw:frame>
      <draw:frame draw:name="Google Shape;22;p11" presentation:style-name="Título_20_y_20_objetos-outline1" draw:layer="backgroundobjects" svg:width="27.676cm" svg:height="10.31cm" svg:x="2.482cm" svg:y="5.183cm" presentation:class="outline" presentation:placeholder="true" presentation:user-transformed="true">
        <draw:text-box/>
      </draw:frame>
      <draw:frame draw:name="Google Shape;23;p11" draw:style-name="Mgr5" draw:text-style-name="MP6" draw:layer="backgroundobjects" svg:width="1.781cm" svg:height="1.984cm" svg:x="31.191cm" svg:y="16.882cm">
        <draw:image xlink:href="Pictures/10000201000008C4000009C40F71D391FEA6EB65.png" xlink:type="simple" xlink:show="embed" xlink:actuate="onLoad">
          <text:p/>
        </draw:image>
      </draw:frame>
      <draw:frame draw:name="Google Shape;24;p11" draw:style-name="Mgr5" draw:text-style-name="MP6" draw:layer="backgroundobjects" svg:width="6.612cm" svg:height="1.578cm" svg:x="0.894cm" svg:y="17.085cm">
        <draw:image xlink:href="Pictures/100002010000053C000001408E5D82D80F1183A3.png" xlink:type="simple" xlink:show="embed" xlink:actuate="onLoad">
          <text:p/>
        </draw:image>
      </draw:frame>
      <presentation:notes style:page-layout-name="PM2">
        <draw:page-thumbnail presentation:style-name="Título_20_y_20_objetos-title" draw:layer="backgroundobjects" svg:width="16.932cm" svg:height="9.524cm" svg:x="1.058cm" svg:y="1.93cm" presentation:class="page"/>
        <draw:frame presentation:style-name="Título_20_y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6;p12" draw:style-name="Mgr8" draw:text-style-name="MP7" draw:layer="backgroundobjects" svg:width="33.866cm" svg:height="2.133cm" svg:x="0cm" svg:y="16.9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12" draw:style-name="Mgr9" draw:text-style-name="MP8" draw:layer="backgroundobjects" svg:width="33.866cm" svg:height="4.241cm" svg:x="0cm" svg:y="12.6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;p12" draw:style-name="Mgr6" draw:text-style-name="MP5" draw:layer="backgroundobjects" svg:width="33.866cm" svg:height="12.67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12" draw:style-name="Mgr7" draw:text-style-name="MP6" draw:layer="backgroundobjects" svg:width="33.866cm" svg:height="19.049cm" svg:x="0cm" svg:y="0cm">
        <draw:image xlink:href="Pictures/1000020100000704000005BCB00B25DE37C5057F.png" xlink:type="simple" xlink:show="embed" xlink:actuate="onLoad">
          <text:p/>
        </draw:image>
      </draw:frame>
      <draw:frame draw:name="Google Shape;30;p12" presentation:style-name="SECTION_5f_HEADER-title" draw:layer="backgroundobjects" svg:width="29.209cm" svg:height="7.923cm" svg:x="2.311cm" svg:y="4.108cm" presentation:class="title" presentation:placeholder="true" presentation:user-transformed="true">
        <draw:text-box/>
      </draw:frame>
      <draw:frame draw:name="Google Shape;31;p12" presentation:style-name="SECTION_5f_HEADER-outline1" draw:layer="backgroundobjects" svg:width="29.209cm" svg:height="3.85cm" svg:x="2.311cm" svg:y="12.869cm" presentation:class="outline" presentation:placeholder="true" presentation:user-transformed="true">
        <draw:text-box/>
      </draw:frame>
      <draw:frame draw:name="Google Shape;32;p12" draw:style-name="Mgr5" draw:text-style-name="MP6" draw:layer="backgroundobjects" svg:width="1.781cm" svg:height="1.984cm" svg:x="31.191cm" svg:y="16.99cm">
        <draw:image xlink:href="Pictures/10000201000008C4000009C40F71D391FEA6EB65.png" xlink:type="simple" xlink:show="embed" xlink:actuate="onLoad">
          <text:p/>
        </draw:image>
      </draw:frame>
      <draw:frame draw:name="Google Shape;33;p12" draw:style-name="Mgr5" draw:text-style-name="MP6" draw:layer="backgroundobjects" svg:width="4.545cm" svg:height="1.085cm" svg:x="0.971cm" svg:y="17.425cm">
        <draw:image xlink:href="Pictures/100002010000053C000001408E5D82D80F1183A3.png" xlink:type="simple" xlink:show="embed" xlink:actuate="onLoad">
          <text:p/>
        </draw:image>
      </draw:frame>
      <presentation:notes style:page-layout-name="PM2">
        <draw:page-thumbnail presentation:style-name="SECTION_5f_HEADER-title" draw:layer="backgroundobjects" svg:width="16.932cm" svg:height="9.524cm" svg:x="1.058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35;p13" draw:style-name="Mgr6" draw:text-style-name="MP5" draw:layer="backgroundobjects" svg:width="33.866cm" svg:height="2.349cm" svg:x="0cm" svg:y="16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;p13" draw:style-name="Mgr7" draw:text-style-name="MP6" draw:layer="backgroundobjects" svg:width="33.866cm" svg:height="19.049cm" svg:x="0cm" svg:y="0cm">
        <draw:image xlink:href="Pictures/1000020100000704000005BCB00B25DE37C5057F.png" xlink:type="simple" xlink:show="embed" xlink:actuate="onLoad">
          <text:p/>
        </draw:image>
      </draw:frame>
      <draw:frame draw:name="Google Shape;37;p13" presentation:style-name="TWO_5f_OBJECTS-title" draw:layer="backgroundobjects" svg:width="29.209cm" svg:height="2.888cm" svg:x="2.328cm" svg:y="1.662cm" presentation:class="title" presentation:placeholder="true" presentation:user-transformed="true">
        <draw:text-box/>
      </draw:frame>
      <draw:frame draw:name="Google Shape;38;p13" presentation:style-name="TWO_5f_OBJECTS-outline1" draw:layer="backgroundobjects" svg:width="14.392cm" svg:height="11.138cm" svg:x="2.328cm" svg:y="5.145cm" presentation:class="outline" presentation:placeholder="true" presentation:user-transformed="true">
        <draw:text-box/>
      </draw:frame>
      <draw:frame draw:name="Google Shape;39;p13" presentation:style-name="TWO_5f_OBJECTS-outline1" draw:layer="backgroundobjects" svg:width="14.392cm" svg:height="11.138cm" svg:x="17.145cm" svg:y="5.145cm" presentation:class="outline" presentation:placeholder="true" presentation:user-transformed="true">
        <draw:text-box/>
      </draw:frame>
      <draw:frame draw:name="Google Shape;40;p13" draw:style-name="Mgr5" draw:text-style-name="MP6" draw:layer="backgroundobjects" svg:width="1.781cm" svg:height="1.984cm" svg:x="31.191cm" svg:y="16.882cm">
        <draw:image xlink:href="Pictures/10000201000008C4000009C40F71D391FEA6EB65.png" xlink:type="simple" xlink:show="embed" xlink:actuate="onLoad">
          <text:p/>
        </draw:image>
      </draw:frame>
      <draw:frame draw:name="Google Shape;41;p13" draw:style-name="Mgr5" draw:text-style-name="MP6" draw:layer="backgroundobjects" svg:width="6.612cm" svg:height="1.578cm" svg:x="0.894cm" svg:y="17.085cm">
        <draw:image xlink:href="Pictures/100002010000053C000001408E5D82D80F1183A3.png" xlink:type="simple" xlink:show="embed" xlink:actuate="onLoad">
          <text:p/>
        </draw:image>
      </draw:frame>
      <presentation:notes style:page-layout-name="PM2">
        <draw:page-thumbnail presentation:style-name="TWO_5f_OBJECTS-title" draw:layer="backgroundobjects" svg:width="16.932cm" svg:height="9.524cm" svg:x="1.058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draw:frame draw:name="Google Shape;43;p14" draw:style-name="Mgr7" draw:text-style-name="MP6" draw:layer="backgroundobjects" svg:width="33.866cm" svg:height="19.049cm" svg:x="0cm" svg:y="0cm">
        <draw:image xlink:href="Pictures/1000020100000704000005BCB00B25DE37C5057F.png" xlink:type="simple" xlink:show="embed" xlink:actuate="onLoad">
          <text:p/>
        </draw:image>
      </draw:frame>
      <draw:frame draw:name="Google Shape;44;p14" presentation:style-name="TWO_5f_OBJECTS_5f_WITH_5f_TEXT-title" draw:layer="backgroundobjects" svg:width="29.209cm" svg:height="3.681cm" svg:x="2.333cm" svg:y="1.014cm" presentation:class="title" presentation:placeholder="true" presentation:user-transformed="true">
        <draw:text-box/>
      </draw:frame>
      <draw:frame draw:name="Google Shape;45;p14" presentation:style-name="TWO_5f_OBJECTS_5f_WITH_5f_TEXT-outline1" draw:layer="backgroundobjects" svg:width="14.326cm" svg:height="2.288cm" svg:x="2.333cm" svg:y="4.67cm" presentation:class="outline" presentation:placeholder="true" presentation:user-transformed="true">
        <draw:text-box/>
      </draw:frame>
      <draw:frame draw:name="Google Shape;46;p14" presentation:style-name="TWO_5f_OBJECTS_5f_WITH_5f_TEXT-outline1" draw:layer="backgroundobjects" svg:width="14.326cm" svg:height="9.871cm" svg:x="2.333cm" svg:y="6.959cm" presentation:class="outline" presentation:placeholder="true" presentation:user-transformed="true">
        <draw:text-box/>
      </draw:frame>
      <draw:frame draw:name="Google Shape;47;p14" presentation:style-name="TWO_5f_OBJECTS_5f_WITH_5f_TEXT-outline1" draw:layer="backgroundobjects" svg:width="14.397cm" svg:height="2.288cm" svg:x="17.145cm" svg:y="4.67cm" presentation:class="outline" presentation:placeholder="true" presentation:user-transformed="true">
        <draw:text-box/>
      </draw:frame>
      <draw:frame draw:name="Google Shape;48;p14" presentation:style-name="TWO_5f_OBJECTS_5f_WITH_5f_TEXT-outline1" draw:layer="backgroundobjects" svg:width="14.397cm" svg:height="9.871cm" svg:x="17.145cm" svg:y="6.959cm" presentation:class="outline" presentation:placeholder="true" presentation:user-transformed="true">
        <draw:text-box/>
      </draw:frame>
      <draw:frame draw:name="Google Shape;49;p14" draw:style-name="Mgr5" draw:text-style-name="MP6" draw:layer="backgroundobjects" svg:width="5.184cm" svg:height="1.804cm" svg:x="28.068cm" svg:y="17.005cm">
        <draw:image xlink:href="Pictures/1000020100000494000001986866877B9264745E.png" xlink:type="simple" xlink:show="embed" xlink:actuate="onLoad">
          <text:p/>
        </draw:image>
      </draw:frame>
      <presentation:notes style:page-layout-name="PM2">
        <draw:page-thumbnail presentation:style-name="TWO_5f_OBJECTS_5f_WITH_5f_TEXT-title" draw:layer="backgroundobjects" svg:width="16.932cm" svg:height="9.524cm" svg:x="1.058cm" svg:y="1.93cm" presentation:class="page"/>
        <draw:frame presentation:style-name="TWO_5f_OBJECTS_5f_WITH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51;p15" draw:style-name="Mgr7" draw:text-style-name="MP6" draw:layer="backgroundobjects" svg:width="33.866cm" svg:height="19.049cm" svg:x="0cm" svg:y="0cm">
        <draw:image xlink:href="Pictures/1000020100000704000005BCB00B25DE37C5057F.png" xlink:type="simple" xlink:show="embed" xlink:actuate="onLoad">
          <text:p/>
        </draw:image>
      </draw:frame>
      <draw:frame draw:name="Google Shape;52;p15" presentation:style-name="TITLE_5f_ONLY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53;p15" draw:style-name="Mgr5" draw:text-style-name="MP6" draw:layer="backgroundobjects" svg:width="1.788cm" svg:height="1.992cm" svg:x="31.455cm" svg:y="16.725cm">
        <draw:image xlink:href="Pictures/10000201000008C4000009C45EB1A51961B330A6.png" xlink:type="simple" xlink:show="embed" xlink:actuate="onLoad">
          <text:p/>
        </draw:image>
      </draw:frame>
      <draw:frame draw:name="Google Shape;54;p15" draw:style-name="Mgr5" draw:text-style-name="MP6" draw:layer="backgroundobjects" svg:width="4.545cm" svg:height="1.085cm" svg:x="0.971cm" svg:y="17.425cm">
        <draw:image xlink:href="Pictures/100002010000053C00000140054473B892AD04C3.png" xlink:type="simple" xlink:show="embed" xlink:actuate="onLoad">
          <text:p/>
        </draw:image>
      </draw:fram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6;p16" draw:style-name="Mgr5" draw:text-style-name="MP6" draw:layer="backgroundobjects" svg:width="1.788cm" svg:height="1.992cm" svg:x="31.455cm" svg:y="16.725cm">
        <draw:image xlink:href="Pictures/10000201000008C4000009C45EB1A51961B330A6.png" xlink:type="simple" xlink:show="embed" xlink:actuate="onLoad">
          <text:p/>
        </draw:image>
      </draw:frame>
      <draw:frame draw:name="Google Shape;57;p16" draw:style-name="Mgr5" draw:text-style-name="MP6" draw:layer="backgroundobjects" svg:width="4.545cm" svg:height="1.085cm" svg:x="0.971cm" svg:y="17.425cm">
        <draw:image xlink:href="Pictures/100002010000053C00000140054473B892AD04C3.png" xlink:type="simple" xlink:show="embed" xlink:actuate="onLoad">
          <text:p/>
        </draw:image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59;p17" draw:style-name="Mgr7" draw:text-style-name="MP6" draw:layer="backgroundobjects" svg:width="33.866cm" svg:height="19.049cm" svg:x="0cm" svg:y="0cm">
        <draw:image xlink:href="Pictures/1000020100000704000005BCB00B25DE37C5057F.png" xlink:type="simple" xlink:show="embed" xlink:actuate="onLoad">
          <text:p/>
        </draw:image>
      </draw:frame>
      <draw:frame draw:name="Google Shape;60;p17" presentation:style-name="OBJECT_5f_WITH_5f_CAPTION_5f_TEXT-title" draw:layer="backgroundobjects" svg:width="10.922cm" svg:height="4.444cm" svg:x="2.333cm" svg:y="2.784cm" presentation:class="title" presentation:placeholder="true" presentation:user-transformed="true">
        <draw:text-box/>
      </draw:frame>
      <draw:frame draw:name="Google Shape;61;p17" presentation:style-name="OBJECT_5f_WITH_5f_CAPTION_5f_TEXT-outline1" draw:layer="backgroundobjects" svg:width="17.144cm" svg:height="13.537cm" svg:x="14.398cm" svg:y="4.257cm" presentation:class="outline" presentation:placeholder="true" presentation:user-transformed="true">
        <draw:text-box/>
      </draw:frame>
      <draw:frame draw:name="Google Shape;62;p17" presentation:style-name="OBJECT_5f_WITH_5f_CAPTION_5f_TEXT-outline1" draw:layer="backgroundobjects" svg:width="10.922cm" svg:height="10.587cm" svg:x="2.333cm" svg:y="7.229cm" presentation:class="outline" presentation:placeholder="true" presentation:user-transformed="true">
        <draw:text-box/>
      </draw:frame>
      <draw:frame draw:name="Google Shape;63;p17" draw:style-name="Mgr5" draw:text-style-name="MP6" draw:layer="backgroundobjects" svg:width="1.788cm" svg:height="1.992cm" svg:x="31.455cm" svg:y="0.281cm">
        <draw:image xlink:href="Pictures/10000201000008C4000009C45EB1A51961B330A6.png" xlink:type="simple" xlink:show="embed" xlink:actuate="onLoad">
          <text:p/>
        </draw:image>
      </draw:frame>
      <draw:frame draw:name="Google Shape;64;p17" draw:style-name="Mgr5" draw:text-style-name="MP6" draw:layer="backgroundobjects" svg:width="4.545cm" svg:height="1.085cm" svg:x="0.971cm" svg:y="0.981cm">
        <draw:image xlink:href="Pictures/100002010000053C00000140054473B892AD04C3.png" xlink:type="simple" xlink:show="embed" xlink:actuate="onLoad">
          <text:p/>
        </draw:image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8-01T21:49:34</meta:creation-date>
    <meta:initial-creator>Laura Stephania Cruz Rangel</meta:initial-creator>
    <meta:document-statistic meta:object-count="141"/>
    <meta:generator>LibreOfficeDev/6.0.5.2$Linux_X86_64 LibreOffice_project/</meta:generator>
  </office:meta>
</office:document-meta>
</file>